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6cm" svg:height="1cm" svg:x="6.5cm" svg:y="4cm">
          <text:p text:style-name="P1"><text:span text:style-name="T1">Escribir “Introduce </text:span></text:p>
          <text:p text:style-name="P1"><text:span text:style-name="T1">el valor de A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6cm">
          <text:p text:style-name="P1"><text:span text:style-name="T1">Leer 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cm" svg:height="1cm" svg:x="7.5cm" svg:y="2cm">
          <text:p text:style-name="P1"><text:span text:style-name="T1">inici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9.5cm" svg:y1="3cm" svg:x2="9.5cm" svg:y2="4cm">
          <text:p text:style-name="P4"/>
        </draw:line>
        <draw:line draw:style-name="gr2" draw:text-style-name="P3" draw:layer="layout" svg:x1="9.5cm" svg:y1="5cm" svg:x2="9.5cm" svg:y2="6cm">
          <text:p text:style-name="P4"/>
        </draw:line>
        <draw:line draw:style-name="gr2" draw:text-style-name="P3" draw:layer="layout" svg:x1="9.5cm" svg:y1="7cm" svg:x2="9.5cm" svg:y2="8cm">
          <text:p text:style-name="P4"/>
        </draw:line>
        <draw:custom-shape draw:style-name="gr1" draw:text-style-name="P2" draw:id="id1" draw:layer="layout" svg:width="2cm" svg:height="2cm" svg:x="8.5cm" svg:y="12cm">
          <text:p text:style-name="P1"><text:span text:style-name="T1">a &lt; 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3" draw:layer="layout" svg:width="1cm" svg:height="1cm" svg:x="9cm" svg:y="15.5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5.5cm" svg:height="1cm" svg:x="3cm" svg:y="25.5cm">
          <text:p text:style-name="P1"><text:span text:style-name="T1">Escribir “el número NO</text:span></text:p>
          <text:p text:style-name="P1"><text:span text:style-name="T1">tiene parte fraccionaria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8.5cm" svg:y1="12.999cm" svg:x2="4.749cm" svg:y2="14cm" draw:start-shape="id1" draw:start-glue-point="5" draw:end-shape="id2" draw:end-glue-point="4" svg:d="m8500 12999h-3751v1001">
          <text:p text:style-name="P4"/>
        </draw:connector>
        <draw:connector draw:style-name="gr2" draw:text-style-name="P3" draw:layer="layout" svg:x1="4.749cm" svg:y1="15cm" svg:x2="9cm" svg:y2="15.999cm" draw:start-shape="id2" draw:start-glue-point="6" draw:end-shape="id3" draw:end-glue-point="6" svg:d="m4749 15000v999h4251">
          <text:p text:style-name="P4"/>
        </draw:connector>
        <draw:custom-shape draw:style-name="gr1" draw:text-style-name="P2" draw:layer="layout" svg:width="4cm" svg:height="1cm" svg:x="8cm" svg:y="24.5cm">
          <text:p text:style-name="P1"><text:span text:style-name="T1">f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3" draw:layer="layout" svg:x1="10cm" svg:y1="23cm" svg:x2="10cm" svg:y2="24.5cm">
          <text:p text:style-name="P4"/>
        </draw:line>
        <draw:custom-shape draw:style-name="gr1" draw:text-style-name="P2" draw:id="id2" draw:layer="layout" svg:width="3.5cm" svg:height="1cm" svg:x="3cm" svg:y="14cm">
          <text:p text:style-name="P1"><text:span text:style-name="T1">i = a</text:span></text:p>
          <text:p text:style-name="P1"><text:span text:style-name="T1">f =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5cm" svg:height="1cm" svg:x="11.5cm" svg:y="25.5cm">
          <text:p text:style-name="P1"><text:span text:style-name="T1">Escribir “el número SÍ</text:span></text:p>
          <text:p text:style-name="P1"><text:span text:style-name="T1">tiene parte fraccionaria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3" draw:layer="layout" svg:x1="10.5cm" svg:y1="12.999cm" svg:x2="14.249cm" svg:y2="14cm" draw:start-shape="id1" draw:start-glue-point="7" draw:end-shape="id4" draw:end-glue-point="4" svg:d="m10500 12999h3749v1001">
          <text:p text:style-name="P4"/>
        </draw:connector>
        <draw:connector draw:style-name="gr2" draw:text-style-name="P3" draw:layer="layout" svg:x1="14.249cm" svg:y1="15cm" svg:x2="10cm" svg:y2="15.999cm" draw:start-shape="id4" draw:start-glue-point="6" draw:end-shape="id3" draw:end-glue-point="10" svg:d="m14249 15000v999h-4249">
          <text:p text:style-name="P4"/>
        </draw:connector>
        <draw:line draw:style-name="gr2" draw:text-style-name="P3" draw:layer="layout" svg:x1="9.5cm" svg:y1="11cm" svg:x2="9.5cm" svg:y2="12cm">
          <text:p text:style-name="P4"/>
        </draw:line>
        <draw:frame draw:style-name="gr4" draw:text-style-name="P5" draw:layer="layout" svg:width="2.5cm" svg:height="0.75cm" svg:x="7.5cm" svg:y="12.2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1cm" svg:y="12.25cm">
          <draw:text-box>
            <text:p text:style-name="P4"><text:span text:style-name="T1">no</text:span></text:p>
          </draw:text-box>
        </draw:frame>
        <draw:custom-shape draw:style-name="gr1" draw:text-style-name="P2" draw:layer="layout" svg:width="6cm" svg:height="1cm" svg:x="6.5cm" svg:y="8cm">
          <text:p text:style-name="P1"><text:span text:style-name="T1">Escribir “Introduce </text:span></text:p>
          <text:p text:style-name="P1"><text:span text:style-name="T1">el valor de B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6cm" svg:height="1cm" svg:x="6.5cm" svg:y="10cm">
          <text:p text:style-name="P1"><text:span text:style-name="T1">Leer 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3" draw:layer="layout" svg:x1="9.5cm" svg:y1="9cm" svg:x2="9.5cm" svg:y2="10cm">
          <text:p text:style-name="P4"/>
        </draw:line>
        <draw:custom-shape draw:style-name="gr1" draw:text-style-name="P2" draw:id="id4" draw:layer="layout" svg:width="3.5cm" svg:height="1cm" svg:x="12.5cm" svg:y="14cm">
          <text:p text:style-name="P1"><text:span text:style-name="T1">i = b</text:span></text:p>
          <text:p text:style-name="P1"><text:span text:style-name="T1">f = 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2cm" svg:height="2cm" svg:x="8.5cm" svg:y="17.5cm">
          <text:p text:style-name="P1"><text:span text:style-name="T1">i % 2 =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id="id7" draw:layer="layout" svg:width="1cm" svg:height="1cm" svg:x="9cm" svg:y="21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svg:x1="8.5cm" svg:y1="18.499cm" svg:x2="4.749cm" svg:y2="19.5cm" draw:start-shape="id5" draw:start-glue-point="5" draw:end-shape="id6" draw:end-glue-point="4" svg:d="m8500 18499h-3751v1001">
          <text:p text:style-name="P4"/>
        </draw:connector>
        <draw:connector draw:style-name="gr2" draw:text-style-name="P3" draw:layer="layout" svg:x1="4.749cm" svg:y1="20.5cm" svg:x2="9cm" svg:y2="21.499cm" draw:start-shape="id6" draw:start-glue-point="6" draw:end-shape="id7" draw:end-glue-point="6" svg:d="m4749 20500v999h4251">
          <text:p text:style-name="P4"/>
        </draw:connector>
        <draw:custom-shape draw:style-name="gr1" draw:text-style-name="P2" draw:id="id6" draw:layer="layout" svg:width="3.5cm" svg:height="1cm" svg:x="3cm" svg:y="19.5cm">
          <text:p text:style-name="P1"><text:span text:style-name="T1">i = a</text:span></text:p>
          <text:p text:style-name="P1"><text:span text:style-name="T1">f = 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0.5cm" svg:y1="18.499cm" svg:x2="14.249cm" svg:y2="19.5cm" draw:start-shape="id5" draw:start-glue-point="7" draw:end-shape="id8" draw:end-glue-point="4" svg:d="m10500 18499h3749v1001">
          <text:p text:style-name="P4"/>
        </draw:connector>
        <draw:connector draw:style-name="gr2" draw:text-style-name="P3" draw:layer="layout" svg:x1="14.249cm" svg:y1="20.5cm" svg:x2="10cm" svg:y2="21.499cm" draw:start-shape="id8" draw:start-glue-point="6" draw:end-shape="id7" draw:end-glue-point="10" svg:d="m14249 20500v999h-4249">
          <text:p text:style-name="P4"/>
        </draw:connector>
        <draw:line draw:style-name="gr2" draw:text-style-name="P3" draw:layer="layout" svg:x1="9.5cm" svg:y1="16.5cm" svg:x2="9.5cm" svg:y2="17.5cm">
          <text:p text:style-name="P4"/>
        </draw:line>
        <draw:frame draw:style-name="gr4" draw:text-style-name="P5" draw:layer="layout" svg:width="2.5cm" svg:height="0.75cm" svg:x="7.5cm" svg:y="17.75cm">
          <draw:text-box>
            <text:p text:style-name="P4"><text:span text:style-name="T1">sí</text:span></text:p>
          </draw:text-box>
        </draw:frame>
        <draw:frame draw:style-name="gr4" draw:text-style-name="P5" draw:layer="layout" svg:width="2.5cm" svg:height="0.75cm" svg:x="11cm" svg:y="17.75cm">
          <draw:text-box>
            <text:p text:style-name="P4"><text:span text:style-name="T1">no</text:span></text:p>
          </draw:text-box>
        </draw:frame>
        <draw:custom-shape draw:style-name="gr1" draw:text-style-name="P2" draw:id="id8" draw:layer="layout" svg:width="3.5cm" svg:height="1cm" svg:x="12.5cm" svg:y="19.5cm">
          <text:p text:style-name="P1"><text:span text:style-name="T1">i = b</text:span></text:p>
          <text:p text:style-name="P1"><text:span text:style-name="T1">f = 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lfredo</meta:initial-creator>
    <meta:creation-date>2008-09-29T09:09:13</meta:creation-date>
    <dc:creator>Alfredo</dc:creator>
    <dc:date>2008-10-01T07:59:01</dc:date>
    <meta:editing-cycles>3</meta:editing-cycles>
    <meta:editing-duration>PT13M2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35"/>
  </office:meta>
</office:document-meta>
</file>